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text-properties style:font-name="Arial" fo:font-size="10pt" style:font-size-asian="10pt" style:font-size-complex="10pt"/>
    </style:style>
    <style:style style:name="P11" style:family="paragraph" style:parent-style-name="Text_20_body" style:list-style-name="L3">
      <style:text-properties style:font-name="Arial" fo:font-size="10pt" style:font-size-asian="10pt" style:font-size-complex="10pt"/>
    </style:style>
    <style:style style:name="P12" style:family="paragraph" style:parent-style-name="Text_20_body" style:list-style-name="L4">
      <style:text-properties style:font-name="Arial" fo:font-size="10pt" style:font-size-asian="10pt" style:font-size-complex="10pt"/>
    </style:style>
    <style:style style:name="P13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left="0cm" fo:margin-right="0cm" fo:text-indent="-0.635cm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bold" style:font-weight-asian="bold" style:font-weight-complex="bold"/>
    </style:style>
    <style:style style:name="T9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25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26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1</text:p>
      <text:p text:style-name="P3">DATA ENTRY FORM PROCEDURES</text:p>
      <text:p text:style-name="P3">FAVOURITE BUTTON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21 Aug 2013</text:modification-date></text:p>
      <text:p text:style-name="P2"/>
      <text:h text:style-name="P28" text:outline-level="1"><text:span text:style-name="T19">INITIAL </text:span><text:span text:style-name="T21">DISPLAY</text:span><text:line-break/></text:h>
      <text:list xml:id="list1164255340822756072" text:style-name="L1">
        <text:list-item>
          <text:p text:style-name="P9">Delete the <text:span text:style-name="T1">TMV7</text:span> Registration key.<text:line-break/></text:p>
        </text:list-item>
        <text:list-item>
          <text:p text:style-name="P9">Launch the <text:span text:style-name="T1">TMV7</text:span> application.<text:line-break/></text:p>
        </text:list-item>
        <text:list-item>
          <text:p text:style-name="P9">Configure the application for <text:span text:style-name="T1">COM2</text:span>.<text:line-break/></text:p>
        </text:list-item>
        <text:list-item>
          <text:p text:style-name="P9">Dismiss the <text:span text:style-name="T1">Not Registered</text:span><text:span text:style-name="T17"> dialogue box if necessary.<text:line-break/></text:span></text:p>
        </text:list-item>
        <text:list-item>
          <text:p text:style-name="P9">Dismiss the <text:span text:style-name="T1">About</text:span> box.<text:line-break/></text:p>
        </text:list-item>
        <text:list-item>
          <text:p text:style-name="P9">Ensure the caption on all <text:span text:style-name="T1">Favourite</text:span> buttons is blank.<text:tab/><text:tab/><text:tab/><text:tab/><text:tab/><text:tab/>_____<text:line-break/></text:p>
        </text:list-item>
        <text:list-item>
          <text:p text:style-name="P8"><text:span text:style-name="T5">Right-click on </text:span><text:span text:style-name="T6">Favourite Button 1</text:span><text:span text:style-name="T5"> (top-left button).<text:line-break/></text:span></text:p>
        </text:list-item>
        <text:list-item>
          <text:p text:style-name="P19">Ensure the <text:span text:style-name="T1">Favourites Button Data Entry f</text:span>orm is displayed.<text:tab/><text:tab/><text:tab/><text:tab/><text:tab/>_____<text:line-break/></text:p>
        </text:list-item>
        <text:list-item>
          <text:p text:style-name="P19">Ensure the Title Bar displays the text <text:span text:style-name="T1">Favourites Button Data Entry</text:span>.<text:tab/><text:tab/><text:tab/><text:tab/>_____<text:line-break/></text:p>
        </text:list-item>
        <text:list-item>
          <text:p text:style-name="P19">Ensure the <text:span text:style-name="T1">Source</text:span> edit box displays the text “<text:span text:style-name="T1">FAV001</text:span>”.<text:tab/><text:tab/><text:tab/><text:tab/><text:tab/><text:tab/>_____<text:line-break/></text:p>
        </text:list-item>
        <text:list-item>
          <text:p text:style-name="P19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19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19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19">Ensure the <text:span text:style-name="T1">RF Power</text:span> combo box displays <text:span text:style-name="T1">H</text:span>.<text:tab/><text:tab/><text:tab/><text:tab/><text:tab/><text:tab/><text:tab/>_____<text:line-break/></text:p>
        </text:list-item>
        <text:list-item>
          <text:p text:style-name="P19">Ensure the <text:span text:style-name="T1">RF Power</text:span> combo box box is enabled.<text:tab/><text:tab/><text:tab/><text:tab/><text:tab/><text:tab/>_____<text:line-break/></text:p>
        </text:list-item>
        <text:list-item>
          <text:p text:style-name="P19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19">Ensure the <text:span text:style-name="T1">Memory Name</text:span> edit box is enabled.<text:tab/><text:tab/><text:tab/><text:tab/><text:tab/><text:tab/><text:tab/>_____<text:line-break/><text:soft-page-break/></text:p>
        </text:list-item>
        <text:list-item>
          <text:p text:style-name="P19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19">Ensure the <text:span text:style-name="T1">Comments</text:span> edit box is enabled</text:p>
        </text:list-item>
      </text:list>
      <text:h text:style-name="P29" text:outline-level="2">Band Selection Panel<text:span text:style-name="T17"><text:line-break/></text:span></text:h>
      <text:list xml:id="list95828160153515" text:continue-numbering="true" text:style-name="L1">
        <text:list-item>
          <text:p text:style-name="P19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19">Ensure the <text:span text:style-name="T1">UHF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UHF </text:span>radio button is enabled.<text:tab/><text:tab/><text:tab/><text:tab/><text:tab/><text:tab/><text:tab/>_____<text:line-break/></text:p>
        </text:list-item>
      </text:list>
      <text:h text:style-name="P29" text:outline-level="2">Offset Selection Panel<text:span text:style-name="T17"><text:line-break/></text:span></text:h>
      <text:list xml:id="list95828176165592" text:continue-numbering="true" text:style-name="L1">
        <text:list-item>
          <text:p text:style-name="P19">Ensure the <text:span text:style-name="T1">Simplex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19">Ensure the <text:span text:style-name="T1">Offset</text:span> edit box is disabled.<text:tab/><text:tab/><text:tab/><text:tab/><text:tab/><text:tab/><text:tab/><text:tab/>_____</text:p>
        </text:list-item>
      </text:list>
      <text:h text:style-name="P29" text:outline-level="2"><text:span text:style-name="T1"><text:s/>Tones Selection Panel</text:span><text:line-break/></text:h>
      <text:list xml:id="list95828191145909" text:continue-numbering="true" text:style-name="L1">
        <text:list-item>
          <text:p text:style-name="P19">Ensure the <text:span text:style-name="T1">None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19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Tone</text:span> radio button is enabled<text:tab/><text:tab/><text:tab/><text:tab/><text:tab/><text:tab/><text:tab/>_____<text:line-break/><text:soft-page-break/></text:p>
        </text:list-item>
        <text:list-item>
          <text:p text:style-name="P19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19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19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CTCSS Frequency</text:span> drop-down list is disabled.<text:tab/><text:tab/><text:tab/><text:tab/><text:tab/>_____<text:line-break/></text:p>
        </text:list-item>
        <text:list-item>
          <text:p text:style-name="P19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19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DTSS</text:span><text:span text:style-name="T2"> check box is enabled.<text:tab/><text:tab/><text:tab/><text:tab/><text:tab/><text:tab/><text:tab/><text:tab/>_____<text:line-break/></text:span></text:p>
        </text:list-item>
        <text:list-item>
          <text:p text:style-name="P8"><text:span text:style-name="T5">Ensue the </text:span><text:span text:style-name="T6">DTSS</text:span><text:span text:style-name="T5"> </text:span><text:span text:style-name="T6">Code</text:span><text:span text:style-name="T5"> edit box is blank.<text:tab/><text:tab/><text:tab/><text:tab/><text:tab/><text:tab/><text:tab/>_____<text:line-break/></text:span></text:p>
        </text:list-item>
        <text:list-item>
          <text:p text:style-name="P25"><text:span text:style-name="T2">Ensure the </text:span><text:span text:style-name="T3">DTSS Code</text:span><text:span text:style-name="T2"> edit box is disabled.<text:tab/><text:tab/><text:tab/><text:tab/><text:tab/><text:tab/><text:tab/>_____<text:line-break/><text:line-break/></text:span><text:span text:style-name="T11">Action Buttons</text:span><text:span text:style-name="T1"><text:line-break/></text:span></text:p>
        </text:list-item>
        <text:list-item>
          <text:p text:style-name="P19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19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19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Cancel</text:span><text:span text:style-name="T2"> button is enabled.<text:tab/><text:tab/><text:tab/><text:tab/><text:tab/><text:tab/><text:tab/><text:tab/>_____<text:line-break/></text:span></text:p>
          <text:p text:style-name="P22">Data Entry Area<text:line-break/></text:p>
        </text:list-item>
        <text:list-item>
          <text:p text:style-name="P26"><text:span text:style-name="T7">Select the </text:span><text:span text:style-name="T8">Scan</text:span><text:span text:style-name="T7"> check box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Deselect the </text:span><text:span text:style-name="T8">Scan</text:span><text:span text:style-name="T7"> Radio button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Select the </text:span><text:span text:style-name="T8">RF Power</text:span><text:span text:style-name="T7"> Dop-Down list.<text:line-break/></text:span></text:p>
        </text:list-item>
        <text:list-item>
          <text:p text:style-name="P26"><text:span text:style-name="T7">Ensure that the list contains </text:span><text:span text:style-name="T8">L</text:span><text:span text:style-name="T7">, </text:span><text:span text:style-name="T8">M</text:span><text:span text:style-name="T7"> and </text:span><text:span text:style-name="T8">H</text:span><text:span text:style-name="T7">.<text:tab/><text:tab/><text:tab/><text:tab/><text:tab/><text:tab/><text:tab/>_____<text:line-break/></text:span><text:soft-page-break/></text:p>
        </text:list-item>
        <text:list-item>
          <text:p text:style-name="P26"><text:span text:style-name="T7">Ensure that </text:span><text:span text:style-name="T8">H</text:span><text:span text:style-name="T7"> is highlighted.<text:tab/><text:tab/><text:tab/><text:tab/><text:tab/><text:tab/><text:tab/><text:tab/><text:tab/>_____<text:line-break/></text:span></text:p>
        </text:list-item>
        <text:list-item>
          <text:p text:style-name="P20"><text:s/>Close the list.<text:line-break/></text:p>
          <text:p text:style-name="P23"><text:span text:style-name="T20">Band Panel</text:span><text:line-break/></text:p>
        </text:list-item>
        <text:list-item>
          <text:p text:style-name="P19">Select the UHF Radio button.<text:line-break/></text:p>
        </text:list-item>
        <text:list-item>
          <text:p text:style-name="P19">Ensure the VHF Radio button is de-selected.<text:tab/><text:tab/><text:tab/><text:tab/><text:tab/><text:tab/><text:tab/>_____<text:line-break/></text:p>
        </text:list-item>
        <text:list-item>
          <text:p text:style-name="P19">Ensure nothing else is changed.<text:tab/><text:tab/><text:tab/><text:tab/><text:tab/><text:tab/><text:tab/><text:tab/>_____<text:line-break/></text:p>
        </text:list-item>
        <text:list-item>
          <text:p text:style-name="P19">Select the VHF Radio button.<text:line-break/></text:p>
        </text:list-item>
        <text:list-item>
          <text:p text:style-name="P19">Ensure the UHF Radio button is de-selected.<text:tab/><text:tab/><text:tab/><text:tab/><text:tab/><text:tab/><text:tab/>_____<text:line-break/></text:p>
        </text:list-item>
        <text:list-item>
          <text:p text:style-name="P26"><text:span text:style-name="T7">Ensure nothing else is changed.<text:tab/><text:tab/><text:tab/><text:tab/><text:tab/><text:tab/><text:tab/><text:tab/>_____<text:line-break/><text:line-break/><text:line-break/></text:span><text:span text:style-name="T10">Offset Panel</text:span><text:span text:style-name="T9"><text:line-break/></text:span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oft-page-break/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19">Select the <text:span text:style-name="T1">UHF</text:span> Radio button.<text:line-break/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VHF</text:span><text:span text:style-name="T7"> Radio button.<text:line-break/><text:line-break/></text:span><text:span text:style-name="T10">Tones Panel</text:span><text:span text:style-name="T7"><text:line-break/></text:span></text:p>
        </text:list-item>
        <text:list-item>
          <text:p text:style-name="P26"><text:span text:style-name="T7">Select the </text:span><text:span text:style-name="T8">Tone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enabled.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Tone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</text:span><text:span text:style-name="T7">.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CTCSS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enabled.<text:tab/><text:tab/><text:tab/><text:tab/><text:tab/><text:tab/><text:tab/>_____<text:line-break/></text:span><text:soft-page-break/><text:span text:style-name="T7"><text:line-break/></text:span></text:p>
        </text:list-item>
        <text:list-item>
          <text:p text:style-name="P26"><text:span text:style-name="T7">Select the </text:span><text:span text:style-name="T8">CTCSS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.</text:span><text:span text:style-name="T7">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Select the </text:span><text:span text:style-name="T8">None</text:span><text:span text:style-name="T7"> Radio button.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19">Select the DTSS Check box.<text:line-break/></text:p>
        </text:list-item>
        <text:list-item>
          <text:p text:style-name="P19">Ensure the DTSS edit box is enabled.<text:tab/>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Deselect the DTSS check box.<text:line-break/></text:p>
        </text:list-item>
        <text:list-item>
          <text:p text:style-name="P19">Ensure the DTSS edit box is disabled.<text:tab/><text:tab/><text:tab/><text:tab/><text:tab/><text:tab/><text:tab/><text:tab/>_____<text:line-break/></text:p>
        </text:list-item>
      </text:list>
      <text:p text:style-name="Text_20_body"><text:span text:style-name="T13">Field Validation</text:span><text:span text:style-name="T2"><text:line-break/></text:span></text:p>
      <text:p text:style-name="P6"><text:span text:style-name="T22">RX Frequency</text:span><text:line-break/></text:p>
      <text:list xml:id="list8463200663902116683" text:style-name="L2">
        <text:list-item>
          <text:p text:style-name="P16"><text:span text:style-name="T2">Select the </text:span><text:span text:style-name="T3">RX Frequency</text:span><text:span text:style-name="T2"> edit box.<text:line-break/></text:span></text:p>
        </text:list-item>
        <text:list-item>
          <text:p text:style-name="P16"><text:span text:style-name="T2">Ensure the cursor is in the centre of the </text:span><text:span text:style-name="T3">RX Frequency</text:span><text:span text:style-name="T2"> edit box.<text:tab/><text:tab/><text:tab/><text:tab/>_____<text:line-break/></text:span></text:p>
        </text:list-item>
        <text:list-item>
          <text:p text:style-name="P16"><text:span text:style-name="T2">Ensure you cannot enter the following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.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Delete all characters and enter </text:span><text:span text:style-name="T3">1</text:span><text:span text:style-name="T2">.<text:line-break/></text:span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0"><text:span text:style-name="T16">Place the cursor over the error icon and ensure that the </text:span><text:span text:style-name="T24">cstrInvalid_VHF_Frequency</text:span><text:span text:style-name="T23">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3">c</text:span><text:span text:style-name="T24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oft-page-break/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2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6"><text:span text:style-name="T2">Place the cursor over the error icon and ensure that the </text:span><text:span text:style-name="T4">cstrInvalid_VHF_Frequency</text:span><text:span text:style-name="T2"> <text:line-break/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46.5201</text:span><text:span text:style-name="T2"><text:line-break/></text:span></text:p>
        </text:list-item>
        <text:list-item>
          <text:p text:style-name="P16"><text:span text:style-name="T2">Ensure you cannot enter the last </text:span><text:span text:style-name="T3">1</text:span><text:span text:style-name="T2">.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DTSS Code</text:span><text:span text:style-name="T2"><text:line-break/></text:span></text:p>
        </text:list-item>
        <text:list-item>
          <text:p text:style-name="P16"><text:span text:style-name="T2">Select the </text:span><text:span text:style-name="T3">DTSS Check</text:span><text:span text:style-name="T2"> box.<text:line-break/></text:span></text:p>
        </text:list-item>
        <text:list-item>
          <text:p text:style-name="P16"><text:span text:style-name="T2">Ensure you cannot enter the following characters into the </text:span><text:span text:style-name="T3">DTSS</text:span><text:span text:style-name="T2"> edit box:<text:line-break/><text:line-break/></text:span><text:span text:style-name="T3">/</text:span><text:span text:style-name="T2"><text:line-break/></text:span><text:span text:style-name="T3">:</text:span><text:span text:style-name="T2"><text:line-break/></text:span></text:p>
        </text:list-item>
        <text:list-item>
          <text:p text:style-name="P16"><text:span text:style-name="T2">Ensure you can enter the following characters into the </text:span><text:span text:style-name="T3">DTSS</text:span><text:span text:style-name="T2"> edit box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character </text:span><text:span text:style-name="T3">1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oft-page-break/><text:span text:style-name="T2">Enter </text:span><text:span text:style-name="T3">12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4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Memory Name</text:span><text:span text:style-name="T2"><text:line-break/></text:span></text:p>
        </text:list-item>
        <text:list-item>
          <text:p text:style-name="P16"><text:span text:style-name="T2">Select the </text:span><text:span text:style-name="T3">Memory Name</text:span><text:span text:style-name="T2"> edit box.<text:line-break/></text:span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digit </text:span><text:span text:style-name="T3">1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text:soft-page-break/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3">Place the cursor over the error icon and ensure that the <text:span text:style-name="T24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Memory_Nam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5 </text:span><text:span text:style-name="T2">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no </text:span><text:span text:style-name="T3">error icon</text:span><text:span text:style-name="T2"> is displayed.<text:tab/><text:tab/><text:tab/><text:tab/><text:tab/><text:tab/><text:tab/><text:tab/>_____<text:line-break/></text:span></text:p>
        </text:list-item>
        <text:list-item>
          <text:p text:style-name="P13">Enter “1234567890123456” into the Memory Name edit box.<text:line-break/></text:p>
        </text:list-item>
        <text:list-item>
          <text:p text:style-name="P16"><text:span text:style-name="T2">Ensure you cannot enter the last “6”.<text:tab/><text:tab/><text:tab/><text:tab/><text:tab/><text:tab/><text:tab/><text:tab/>_____<text:line-break/><text:line-break/><text:line-break/></text:span><text:span text:style-name="T10">Comments</text:span><text:span text:style-name="T2"><text:line-break/></text:span></text:p>
        </text:list-item>
        <text:list-item>
          <text:p text:style-name="P16"><text:span text:style-name="T2">Select the </text:span><text:span text:style-name="T3">Comments</text:span><text:span text:style-name="T2"> edit box.<text:line-break/></text:span></text:p>
        </text:list-item>
        <text:list-item>
          <text:p text:style-name="P13">Ensure there is no Error ICON for the Memory Name edit box.<text:tab/><text:tab/><text:tab/><text:tab/><text:tab/>_____<text:line-break/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3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6"><text:span text:style-name="T2">Enter the text </text:span><text:span text:style-name="T3">1234567890123456789012345678901</text:span><text:span text:style-name="T2"> (30 chars)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1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Cancel</text:span><text:span text:style-name="T2"> button.<text:line-break/></text:span></text:p>
        </text:list-item>
        <text:list-item>
          <text:p text:style-name="P16"><text:span text:style-name="T2">Select </text:span><text:span text:style-name="T3">Yes</text:span><text:span text:style-name="T2"> to the </text:span><text:span text:style-name="T3">confirmation</text:span><text:span text:style-name="T2"> message.<text:line-break/></text:span></text:p>
          <text:p text:style-name="P27"><text:span text:style-name="T12">VHF Simplex Favourite Entry (No Tone)</text:span><text:span text:style-name="T2"><text:line-break/></text:span></text:p>
        </text:list-item>
      </text:list>
      <text:list xml:id="list919006175870405728" text:style-name="L3">
        <text:list-item>
          <text:p text:style-name="P11"><text:span text:style-name="T16">Right-click the </text:span><text:span text:style-name="T15">Favourite One</text:span><text:span text:style-name="T16"> button.<text:line-break/></text:span></text:p>
        </text:list-item>
        <text:list-item>
          <text:p text:style-name="P11"><text:span text:style-name="T16">Select the </text:span><text:span text:style-name="T15">VHF</text:span><text:span text:style-name="T16"> Radio button.<text:line-break/></text:span></text:p>
        </text:list-item>
        <text:list-item>
          <text:p text:style-name="P11"><text:span text:style-name="T16">Select the </text:span><text:span text:style-name="T15">Simplex</text:span><text:span text:style-name="T16"> Radio button.<text:line-break/></text:span></text:p>
        </text:list-item>
        <text:list-item>
          <text:p text:style-name="P17"><text:span text:style-name="T2">Enter </text:span><text:span text:style-name="T3">117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Ensure the </text:span><text:span text:style-name="T3">Save</text:span><text:span text:style-name="T2"> button is disabled.<text:tab/><text:tab/><text:tab/><text:tab/><text:tab/><text:tab/><text:tab/><text:tab/>_____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error icon.<text:line-break/></text:p>
        </text:list-item>
        <text:list-item>
          <text:p text:style-name="P14">Ensure the error message <text:span text:style-name="T1">cstrInvalid_VHF_Frequency</text:span> is displayed.<text:tab/><text:tab/><text:tab/><text:tab/>_____<text:line-break/></text:p>
        </text:list-item>
        <text:list-item>
          <text:p text:style-name="P17"><text:span text:style-name="T2">Enter </text:span><text:span text:style-name="T3">118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oft-page-break/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3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error icon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4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<text:span text:style-name="T1">error icon</text:span>.<text:line-break/></text:p>
        </text:list-item>
        <text:list-item>
          <text:p text:style-name="P14">Ensure the error message <text:span text:style-name="T1">cstrInvalid_VHF_Frequency </text:span>is displayed.<text:tab/><text:tab/><text:tab/><text:tab/>_____<text:line-break/></text:p>
        </text:list-item>
        <text:list-item>
          <text:p text:style-name="P11"><text:span text:style-name="T16">Enter </text:span><text:span text:style-name="T15">146.520</text:span><text:span text:style-name="T16"> into the </text:span><text:span text:style-name="T15">RX Frequency</text:span><text:span text:style-name="T16"> edit box.<text:line-break/></text:span></text:p>
        </text:list-item>
        <text:list-item>
          <text:p text:style-name="P11"><text:span text:style-name="T16">Select the </text:span><text:span text:style-name="T15">None</text:span><text:span text:style-name="T16"> edit box.<text:line-break/></text:span></text:p>
        </text:list-item>
        <text:list-item>
          <text:p text:style-name="P11"><text:span text:style-name="T16">Ensure the </text:span><text:span text:style-name="T15">TX Frequency</text:span><text:span text:style-name="T16"> edit box displays </text:span><text:span text:style-name="T15">146.520</text:span><text:span text:style-name="T16">.<text:tab/>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DTSS</text:span><text:span text:style-name="T16"> Check box.<text:line-break/></text:span></text:p>
        </text:list-item>
        <text:list-item>
          <text:p text:style-name="P11"><text:span text:style-name="T16">Enter </text:span><text:span text:style-name="T15">123</text:span><text:span text:style-name="T16"> into the </text:span><text:span text:style-name="T15">DTSS Cod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dis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VHF Favourite 1</text:span><text:span text:style-name="T16">” into the </text:span><text:span text:style-name="T15">Memory Nam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en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Maximum Number of Comment Char”</text:span><text:span text:style-name="T16"> <text:s/>into the </text:span><text:span text:style-name="T15">Comments</text:span><text:span text:style-name="T16"> edit box.<text:line-break/></text:span></text:p>
        </text:list-item>
        <text:list-item>
          <text:p text:style-name="P11"><text:span text:style-name="T16">Select the </text:span><text:span text:style-name="T15">Save</text:span><text:span text:style-name="T16"> button.<text:line-break/></text:span></text:p>
        </text:list-item>
        <text:list-item>
          <text:p text:style-name="P11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1"><text:span text:style-name="T16">Ensure the text “</text:span><text:span text:style-name="T15">VHF Favourite 1</text:span><text:span text:style-name="T16">” is displayed on Favourites button one of the<text:line-break/></text:span><text:soft-page-break/><text:span text:style-name="T16">Main form.<text:tab/><text:tab/><text:tab/><text:tab/><text:tab/><text:tab/><text:tab/><text:tab/><text:tab/><text:tab/><text:tab/>_____<text:line-break/></text:span></text:p>
        </text:list-item>
        <text:list-item>
          <text:p text:style-name="P11"><text:span text:style-name="T16">Right-click the <text:s/></text:span><text:span text:style-name="T15">VHF Favourite 1</text:span><text:span text:style-name="T16"> on the Main form.<text:line-break/></text:span></text:p>
        </text:list-item>
        <text:list-item>
          <text:p text:style-name="P11"><text:span text:style-name="T16">Ensure the following data is displayed in the Favourites Data Entry form.<text:line-break/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1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deselected</text:span><text:span text:style-name="T16">.<text:tab/><text:tab/><text:tab/><text:tab/><text:tab/><text:tab/><text:tab/><text:tab/><text:tab/>_____<text:line-break/></text:span><text:span text:style-name="T15">N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check box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– </text:span><text:span text:style-name="T15">123</text:span><text:span text:style-name="T16">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H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1</text:span><text:span text:style-name="T16"><text:tab/><text:tab/><text:tab/><text:tab/><text:tab/><text:tab/><text:tab/>_____<text:line-break/></text:span><text:span text:style-name="T15">Comments</text:span><text:span text:style-name="T16"> edit box – </text:span><text:span text:style-name="T15">Maximum Number of Comment Char</text:span><text:span text:style-name="T16"> 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Cancel</text:span><text:span text:style-name="T16"> button and answer Yes.<text:line-break/></text:span></text:p>
        </text:list-item>
      </text:list>
      <text:p text:style-name="Text_20_body"><text:span text:style-name="T12">VHF Simplex Favourite Entry (PL Tone)</text:span><text:span text:style-name="T2"><text:line-break/></text:span></text:p>
      <text:list xml:id="list2191071381197381577" text:style-name="L4">
        <text:list-item>
          <text:p text:style-name="P18"><text:span text:style-name="T2">Right-click Favourite button Two on the Main form and enter the following data<text:line-break/>into the Favourites Data Entry form.<text:line-break/><text:line-break/></text:span><text:span text:style-name="T3">VHF</text:span><text:span text:style-name="T2"> radio button – </text:span><text:span text:style-name="T3">Selected</text:span><text:span text:style-name="T2"><text:line-break/></text:span><text:span text:style-name="T3">Simplex Offset</text:span><text:span text:style-name="T2"> radio button – </text:span><text:span text:style-name="T3">Selected</text:span><text:span text:style-name="T2"><text:line-break/></text:span><text:span text:style-name="T3">Offset Shift</text:span><text:span text:style-name="T2"> text box – </text:span><text:span text:style-name="T3">00.00</text:span><text:span text:style-name="T2"><text:line-break/></text:span><text:span text:style-name="T3">RX Frequency</text:span><text:span text:style-name="T2"> text box – </text:span><text:span text:style-name="T3">146.490</text:span><text:span text:style-name="T2"><text:line-break/></text:span><text:span text:style-name="T3">Scan</text:span><text:span text:style-name="T2"> check box </text:span><text:span text:style-name="T3">selected</text:span><text:span text:style-name="T2"><text:line-break/>T</text:span><text:span text:style-name="T3">one</text:span><text:span text:style-name="T2"> radio button </text:span><text:span text:style-name="T3">selected<text:line-break/>Tone Frequency</text:span><text:span text:style-name="T2"> </text:span><text:span text:style-name="T3">100</text:span><text:span text:style-name="T2"> selected<text:line-break/></text:span><text:span text:style-name="T3">DTSS</text:span><text:span text:style-name="T2"> check box de</text:span><text:span text:style-name="T3">selected</text:span><text:span text:style-name="T2"><text:line-break/></text:span><text:span text:style-name="T3">DTSS</text:span><text:span text:style-name="T2"> edit box empty<text:line-break/></text:span><text:span text:style-name="T3">RF Power Level</text:span><text:span text:style-name="T2"> – </text:span><text:span text:style-name="T3">M</text:span><text:span text:style-name="T2"><text:line-break/></text:span><text:span text:style-name="T3">Memory Name</text:span><text:span text:style-name="T2"> edit box – </text:span><text:span text:style-name="T3">VHF Favourite 2</text:span><text:span text:style-name="T2"><text:line-break/></text:span><text:span text:style-name="T3">Comments</text:span><text:span text:style-name="T2"> edit box clear<text:line-break/></text:span></text:p>
        </text:list-item>
        <text:list-item>
          <text:p text:style-name="P12"><text:span text:style-name="T16">Select the </text:span><text:span text:style-name="T15">Save</text:span><text:span text:style-name="T16"> button.<text:line-break/></text:span></text:p>
        </text:list-item>
        <text:list-item>
          <text:p text:style-name="P12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2"><text:span text:style-name="T16">Ensure the text “</text:span><text:span text:style-name="T15">VHF Favourite 2</text:span><text:span text:style-name="T16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16">Right-click the <text:s/></text:span><text:span text:style-name="T15">VHF Favourite 2</text:span><text:span text:style-name="T16"> on the Main form.<text:line-break/></text:span></text:p>
        </text:list-item>
        <text:list-item>
          <text:p text:style-name="P12"><text:span text:style-name="T16">Ensure the following data is displayed in the Favourites Data Entry form.<text:line-break/></text:span><text:soft-page-break/><text:span text:style-name="T16"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2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selected</text:span><text:span text:style-name="T16">.<text:tab/><text:tab/><text:tab/><text:tab/><text:tab/><text:tab/><text:tab/><text:tab/><text:tab/>_____<text:line-break/>T</text:span><text:span text:style-name="T15">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Tone Frequency 100</text:span><text:span text:style-name="T16"> displayed<text:tab/><text:tab/><text:tab/><text:tab/><text:tab/><text:tab/><text:tab/><text:tab/><text:tab/>_____<text:line-break/></text:span><text:span text:style-name="T15">DTSS</text:span><text:span text:style-name="T16"> check box de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clear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M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2</text:span><text:span text:style-name="T16"><text:tab/><text:tab/><text:tab/><text:tab/><text:tab/><text:tab/><text:tab/>_____<text:line-break/></text:span><text:span text:style-name="T15">Comments</text:span><text:span text:style-name="T16"> edit box clear</text:span><text:span text:style-name="T15"><text:tab/><text:tab/><text:tab/><text:tab/></text:span><text:span text:style-name="T16"> <text:tab/><text:tab/><text:tab/><text:tab/><text:tab/>_____<text:line-break/></text:span></text:p>
        </text:list-item>
        <text:list-item>
          <text:p text:style-name="P18"><text:span text:style-name="T2">Select the </text:span><text:span text:style-name="T3">Cancel</text:span><text:span text:style-name="T2"> button and answer Yes.<text:line-break/><text:line-break/><text:line-break/><text:line-break/><text:line-break/></text:span><text:span text:style-name="T12">UHF Simplex Favourite Entry (CTCSS Tone)</text:span><text:span text:style-name="T2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95829066173473" text:continue-list="list95828191145909" text:style-name="L1">
        <text:list-header>
          <text:p text:style-name="P24"><text:span text:style-name="T14">CLEAR BUTTON</text:span><text:line-break/></text:p>
        </text:list-header>
        <text:list-item>
          <text:p text:style-name="P19">Select the <text:span text:style-name="T1">Clear</text:span> button.<text:line-break/></text:p>
        </text:list-item>
        <text:list-item>
          <text:p text:style-name="P19">Ensure the error message <text:span text:style-name="T1">ER_Data_Entry_Favourite_In_Use</text:span> is displayed.<text:tab/><text:tab/><text:tab/>_____<text:line-break/></text:p>
        </text:list-item>
        <text:list-item>
          <text:p text:style-name="P19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19">Select the <text:span text:style-name="T1">Ok</text:span> button.<text:line-break/></text:p>
        </text:list-item>
        <text:list-item>
          <text:p text:style-name="P19">Ensure the error message is dismissed.<text:tab/><text:tab/><text:tab/><text:tab/><text:tab/><text:tab/><text:tab/><text:tab/>_____<text:line-break/></text:p>
        </text:list-item>
        <text:list-item>
          <text:p text:style-name="P19">Ensure the <text:span text:style-name="T1">Favourites Button Data Entry form</text:span> remains displayed.<text:tab/><text:tab/><text:tab/><text:tab/>_____<text:line-break/></text:p>
        </text:list-item>
        <text:list-item>
          <text:p text:style-name="P19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19"><text:soft-page-break/>Cancel the <text:span text:style-name="T1">Favourites Button Data Entry</text:span> form.<text:line-break/></text:p>
        </text:list-item>
        <text:list-item>
          <text:p text:style-name="P19">Select the <text:span text:style-name="T1">Yes</text:span> button on the <text:span text:style-name="T1">Confirm Cancellation</text:span> dialog box.<text:line-break/></text:p>
        </text:list-item>
        <text:list-item>
          <text:p text:style-name="P19">Right click on the <text:span text:style-name="T1">PEMO UHF</text:span> 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Ensure the confirmation message <text:span text:style-name="T1">CM_Data_Entry_Confirm_Clear is displayed</text:span>.<text:tab/><text:tab/>_____<text:line-break/></text:p>
        </text:list-item>
        <text:list-item>
          <text:p text:style-name="P19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19">Select the <text:span text:style-name="T1">No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19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19">Right click on the<text:span text:style-name="T1"> PEMO UHF </text:span>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When the confirmation message is displayed, select the <text:span text:style-name="T1">Yes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1"><text:span text:style-name="T16">Ensure the caption of </text:span><text:span text:style-name="T15">Favourite Button 5</text:span><text:span text:style-name="T16"> is blank.<text:tab/><text:tab/><text:tab/><text:tab/><text:tab/><text:tab/>_____<text:line-break/><text:line-break/></text:span><text:span text:style-name="T18">SAVE BUTTON</text:span><text:span text:style-name="T16"><text:line-break/></text:span></text:p>
        </text:list-item>
        <text:list-item>
          <text:p text:style-name="P19">Left click on <text:span text:style-name="T1">Favourite button 5</text:span>.<text:line-break/></text:p>
        </text:list-item>
        <text:list-item>
          <text:p text:style-name="P19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19">Select the UIHF button.<text:line-break/></text:p>
        </text:list-item>
        <text:list-item>
          <text:p text:style-name="P19">Enter <text:span text:style-name="T1">446.150</text:span> into the <text:span text:style-name="T1">RX Frequency</text:span> edit box.<text:line-break/></text:p>
        </text:list-item>
        <text:list-item>
          <text:p text:style-name="P19">Select the <text:span text:style-name="T1">Scan</text:span> check box.<text:line-break/></text:p>
        </text:list-item>
        <text:list-item>
          <text:p text:style-name="P19">Select the <text:span text:style-name="T1">Minus offset</text:span> radio button.<text:line-break/></text:p>
        </text:list-item>
        <text:list-item>
          <text:p text:style-name="P19"><text:soft-page-break/>Select the <text:span text:style-name="T1">Tone</text:span> check box.<text:line-break/></text:p>
        </text:list-item>
        <text:list-item>
          <text:p text:style-name="P19">Select a <text:span text:style-name="T1">Tone Frequency</text:span> of <text:span text:style-name="T1">100.</text:span><text:line-break/></text:p>
        </text:list-item>
        <text:list-item>
          <text:p text:style-name="P19">Select the <text:span text:style-name="T1">CTSS</text:span> check box.<text:line-break/></text:p>
        </text:list-item>
        <text:list-item>
          <text:p text:style-name="P19">Select a <text:span text:style-name="T1">CTCSS Frequency </text:span>of <text:span text:style-name="T1">123</text:span>.<text:line-break/></text:p>
        </text:list-item>
        <text:list-item>
          <text:p text:style-name="P19">Select the <text:span text:style-name="T1">DTSS</text:span> check box.<text:line-break/></text:p>
        </text:list-item>
        <text:list-item>
          <text:p text:style-name="P19">Enter a <text:span text:style-name="T1">DTSS Code</text:span> of <text:span text:style-name="T1">567</text:span>.<text:line-break/></text:p>
        </text:list-item>
        <text:list-item>
          <text:p text:style-name="P19">Enter “<text:span text:style-name="T1">SAVE</text:span>” into the <text:span text:style-name="T1">Memory Name</text:span> edit box.<text:line-break/></text:p>
        </text:list-item>
        <text:list-item>
          <text:p text:style-name="P19">Enter “<text:span text:style-name="T1">SAVE Test</text:span>” into the <text:span text:style-name="T1">Comments</text:span> edit box.<text:line-break/></text:p>
        </text:list-item>
        <text:list-item>
          <text:p text:style-name="P19">Select the <text:span text:style-name="T1">Save</text:span> button.<text:line-break/></text:p>
        </text:list-item>
        <text:list-item>
          <text:p text:style-name="P19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19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19">Right-click on the <text:span text:style-name="T1">SAVE</text:span> <text:span text:style-name="T1">Favourite</text:span> button.<text:line-break/></text:p>
        </text:list-item>
        <text:list-item>
          <text:p text:style-name="P19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19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19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19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19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19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19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19"><text:soft-page-break/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19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19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19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19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19">Ca<text:span text:style-name="T1">ncel</text:span> the entry.<text:line-break/></text:p>
        </text:list-item>
        <text:list-item>
          <text:p text:style-name="P19">Terminate the application.<text:line-break/></text:p>
        </text:list-item>
        <text:list-item>
          <text:p text:style-name="P15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3"/>Page <text:page-number text:select-page="current">18</text:page-number> of <text:page-count>18</text:page-count> <text:s text:c="19"/>Modified <text:date style:data-style-name="N75" text:date-value="2014-08-03T09:58:28.030999917">3 Aug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4"/>Page <text:page-number text:select-page="current">17</text:page-number> of <text:page-count>18</text:page-count> <text:s text:c="33"/><text:modification-date style:data-style-name="N75">21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TMV7A Software Test Procedures Vol 3-2-1 Favourite Button Data Entry Form</dc:title>
    <meta:initial-creator>Hew Lines</meta:initial-creator>
    <meta:creation-date>2008-12-11T08:27:04</meta:creation-date>
    <dc:creator>Hew Lines</dc:creator>
    <dc:date>2013-08-21T19:31:37.56</dc:date>
    <meta:printed-by>Alix Day</meta:printed-by>
    <meta:print-date>2012-05-30T13:54:23.56</meta:print-date>
    <meta:editing-cycles>69</meta:editing-cycles>
    <meta:editing-duration>PT7H59M48S</meta:editing-duration>
    <meta:document-statistic meta:table-count="0" meta:image-count="0" meta:object-count="0" meta:page-count="18" meta:paragraph-count="309" meta:word-count="2922" meta:character-count="18424" meta:non-whitespace-character-count="14169"/>
    <meta:user-defined meta:name="Info 1"/>
    <meta:user-defined meta:name="Info 3"/>
    <meta:user-defined meta:name="Info 4"/>
    <meta:user-defined meta:name="Version">Ver 1.0.0</meta:user-defined>
  </office:meta>
</office:document-meta>
</file>